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temperatura_srednia</text:p>
          </table:table-cell>
          <table:table-cell office:value-type="string" calcext:value-type="string">
            <text:p>opady</text:p>
          </table:table-cell>
          <table:table-cell office:value-type="string" calcext:value-type="string">
            <text:p>ilość wody w zbiorniku o 21 w l</text:p>
          </table:table-cell>
          <table:table-cell office:value-type="string" calcext:value-type="string">
            <text:p>+ opady</text:p>
          </table:table-cell>
          <table:table-cell office:value-type="string" calcext:value-type="string">
            <text:p>- parowanie</text:p>
          </table:table-cell>
          <table:table-cell office:value-type="string" calcext:value-type="string">
            <text:p>podlewanie</text:p>
          </table:table-cell>
          <table:table-cell office:value-type="string" calcext:value-type="string">
            <text:p>stan przed podlewaniem</text:p>
          </table:table-cell>
          <table:table-cell office:value-type="string" calcext:value-type="string">
            <text:p>- podlewanie</text:p>
          </table:table-cell>
        </table:table-row>
        <table:table-row table:style-name="ro1">
          <table:table-cell/>
          <table:table-cell office:value-type="date" office:date-value="2015-03-31" calcext:value-type="date">
            <text:p>31.03.2015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date" office:date-value="2015-04-01" calcext:value-type="date">
            <text:p>1.04.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([.E2] + 700 * [.D3]) &gt; 25000; 25000; ([.E2] + 700 * [.D3]) )" office:value-type="float" office:value="25000" calcext:value-type="float">
            <text:p>25000</text:p>
          </table:table-cell>
          <table:table-cell table:formula="of:= IF([.D3] = 0; 0.03% * POWER([.C3];1.5) * [.E2] ; 0)" office:value-type="float" office:value="0" calcext:value-type="float">
            <text:p>0</text:p>
          </table:table-cell>
          <table:table-cell table:formula="of:= IF(AND([.C3] &gt; 15; [.D3] &lt;= 0.6); &quot;Tak&quot;; &quot;Nie&quot;)" office:value-type="string" office:string-value="Nie" calcext:value-type="string">
            <text:p>Nie</text:p>
          </table:table-cell>
          <table:table-cell table:formula="of:=[.F3] - [.G3]" office:value-type="float" office:value="25000" calcext:value-type="float">
            <text:p>25000</text:p>
          </table:table-cell>
          <table:table-cell/>
        </table:table-row>
        <table:table-row table:style-name="ro1">
          <table:table-cell/>
          <table:table-cell office:value-type="date" office:date-value="2015-04-02" calcext:value-type="date">
            <text:p>2.04.2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3" calcext:value-type="date">
            <text:p>3.04.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4" calcext:value-type="date">
            <text:p>4.04.201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5" calcext:value-type="date">
            <text:p>5.04.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6" calcext:value-type="date">
            <text:p>6.04.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7" calcext:value-type="date">
            <text:p>7.04.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8" calcext:value-type="date">
            <text:p>8.04.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09" calcext:value-type="date">
            <text:p>9.04.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0" calcext:value-type="date">
            <text:p>10.04.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1" calcext:value-type="date">
            <text:p>11.04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2" calcext:value-type="date">
            <text:p>12.04.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3" calcext:value-type="date">
            <text:p>13.04.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4" calcext:value-type="date">
            <text:p>14.04.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5" calcext:value-type="date">
            <text:p>15.04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6" calcext:value-type="date">
            <text:p>16.04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7" calcext:value-type="date">
            <text:p>17.04.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8" calcext:value-type="date">
            <text:p>18.04.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19" calcext:value-type="date">
            <text:p>19.04.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0" calcext:value-type="date">
            <text:p>20.04.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1" calcext:value-type="date">
            <text:p>21.04.201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2" calcext:value-type="date">
            <text:p>22.04.2015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3" calcext:value-type="date">
            <text:p>23.04.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4" calcext:value-type="date">
            <text:p>24.04.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5" calcext:value-type="date">
            <text:p>25.04.20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6" calcext:value-type="date">
            <text:p>26.04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7" calcext:value-type="date">
            <text:p>27.04.20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8" calcext:value-type="date">
            <text:p>28.04.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29" calcext:value-type="date">
            <text:p>29.04.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4-30" calcext:value-type="date">
            <text:p>30.04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1" calcext:value-type="date">
            <text:p>1.05.20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2" calcext:value-type="date">
            <text:p>2.05.20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3" calcext:value-type="date">
            <text:p>3.05.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4" calcext:value-type="date">
            <text:p>4.05.2015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5" calcext:value-type="date">
            <text:p>5.05.2015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6" calcext:value-type="date">
            <text:p>6.05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7" calcext:value-type="date">
            <text:p>7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8" calcext:value-type="date">
            <text:p>8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09" calcext:value-type="date">
            <text:p>9.05.2015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0" calcext:value-type="date">
            <text:p>10.05.201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1" calcext:value-type="date">
            <text:p>11.05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2" calcext:value-type="date">
            <text:p>12.05.20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3" calcext:value-type="date">
            <text:p>13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4" calcext:value-type="date">
            <text:p>14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5" calcext:value-type="date">
            <text:p>15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6" calcext:value-type="date">
            <text:p>16.05.201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7" calcext:value-type="date">
            <text:p>17.05.2015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8" calcext:value-type="date">
            <text:p>18.05.201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19" calcext:value-type="date">
            <text:p>19.05.2015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0" calcext:value-type="date">
            <text:p>20.05.2015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1" calcext:value-type="date">
            <text:p>21.05.2015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2" calcext:value-type="date">
            <text:p>22.05.2015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3" calcext:value-type="date">
            <text:p>23.05.2015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4" calcext:value-type="date">
            <text:p>24.05.20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5" calcext:value-type="date">
            <text:p>25.05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6" calcext:value-type="date">
            <text:p>26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7" calcext:value-type="date">
            <text:p>27.05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8" calcext:value-type="date">
            <text:p>28.05.201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29" calcext:value-type="date">
            <text:p>29.05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30" calcext:value-type="date">
            <text:p>30.05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5-31" calcext:value-type="date">
            <text:p>31.05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1" calcext:value-type="date">
            <text:p>1.06.20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2" calcext:value-type="date">
            <text:p>2.06.20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3" calcext:value-type="date">
            <text:p>3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4" calcext:value-type="date">
            <text:p>4.06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5" calcext:value-type="date">
            <text:p>5.06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6" calcext:value-type="date">
            <text:p>6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7" calcext:value-type="date">
            <text:p>7.06.20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8" calcext:value-type="date">
            <text:p>8.06.2015</text:p>
          </table:table-cell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,9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09" calcext:value-type="date">
            <text:p>9.06.20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0" calcext:value-type="date">
            <text:p>10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1" calcext:value-type="date">
            <text:p>11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2" calcext:value-type="date">
            <text:p>12.06.20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3" calcext:value-type="date">
            <text:p>13.06.20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4" calcext:value-type="date">
            <text:p>14.06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5" calcext:value-type="date">
            <text:p>15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6" calcext:value-type="date">
            <text:p>16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7" calcext:value-type="date">
            <text:p>17.06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8" calcext:value-type="date">
            <text:p>18.06.2015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19" calcext:value-type="date">
            <text:p>19.06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0" calcext:value-type="date">
            <text:p>20.06.20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1" calcext:value-type="date">
            <text:p>21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2" calcext:value-type="date">
            <text:p>22.06.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3" calcext:value-type="date">
            <text:p>23.06.20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4" calcext:value-type="date">
            <text:p>24.06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5" calcext:value-type="date">
            <text:p>25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6" calcext:value-type="date">
            <text:p>26.06.20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7" calcext:value-type="date">
            <text:p>27.06.20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8" calcext:value-type="date">
            <text:p>28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29" calcext:value-type="date">
            <text:p>29.06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6-30" calcext:value-type="date">
            <text:p>30.06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1" calcext:value-type="date">
            <text:p>1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2" calcext:value-type="date">
            <text:p>2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3" calcext:value-type="date">
            <text:p>3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4" calcext:value-type="date">
            <text:p>4.07.2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5" calcext:value-type="date">
            <text:p>5.07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6" calcext:value-type="date">
            <text:p>6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7" calcext:value-type="date">
            <text:p>7.07.20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8" calcext:value-type="date">
            <text:p>8.07.20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09" calcext:value-type="date">
            <text:p>9.07.201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0" calcext:value-type="date">
            <text:p>10.07.2015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1" calcext:value-type="date">
            <text:p>11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2" calcext:value-type="date">
            <text:p>12.07.20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3" calcext:value-type="date">
            <text:p>13.07.20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4" calcext:value-type="date">
            <text:p>14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5" calcext:value-type="date">
            <text:p>15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6" calcext:value-type="date">
            <text:p>16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7" calcext:value-type="date">
            <text:p>17.07.20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8" calcext:value-type="date">
            <text:p>18.07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19" calcext:value-type="date">
            <text:p>19.07.20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0" calcext:value-type="date">
            <text:p>20.07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1" calcext:value-type="date">
            <text:p>21.07.20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2" calcext:value-type="date">
            <text:p>22.07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3" calcext:value-type="date">
            <text:p>23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4" calcext:value-type="date">
            <text:p>24.07.20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5" calcext:value-type="date">
            <text:p>25.07.201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6" calcext:value-type="date">
            <text:p>26.07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7" calcext:value-type="date">
            <text:p>27.07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8" calcext:value-type="date">
            <text:p>28.07.2015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29" calcext:value-type="date">
            <text:p>29.07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30" calcext:value-type="date">
            <text:p>30.07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7-31" calcext:value-type="date">
            <text:p>31.07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1" calcext:value-type="date">
            <text:p>1.08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2" calcext:value-type="date">
            <text:p>2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3" calcext:value-type="date">
            <text:p>3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4" calcext:value-type="date">
            <text:p>4.08.20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5" calcext:value-type="date">
            <text:p>5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6" calcext:value-type="date">
            <text:p>6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7" calcext:value-type="date">
            <text:p>7.08.20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8" calcext:value-type="date">
            <text:p>8.08.20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09" calcext:value-type="date">
            <text:p>9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0" calcext:value-type="date">
            <text:p>10.08.20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1" calcext:value-type="date">
            <text:p>11.08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2" calcext:value-type="date">
            <text:p>12.08.2015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3" calcext:value-type="date">
            <text:p>13.08.2015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4" calcext:value-type="date">
            <text:p>14.08.20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5" calcext:value-type="date">
            <text:p>15.08.20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6" calcext:value-type="date">
            <text:p>16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7" calcext:value-type="date">
            <text:p>17.08.2015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8" calcext:value-type="date">
            <text:p>18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19" calcext:value-type="date">
            <text:p>19.08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0" calcext:value-type="date">
            <text:p>20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1" calcext:value-type="date">
            <text:p>21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2" calcext:value-type="date">
            <text:p>22.08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3" calcext:value-type="date">
            <text:p>23.08.20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4" calcext:value-type="date">
            <text:p>24.08.201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5" calcext:value-type="date">
            <text:p>25.08.20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6" calcext:value-type="date">
            <text:p>26.08.20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7" calcext:value-type="date">
            <text:p>27.08.20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8" calcext:value-type="date">
            <text:p>28.08.201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29" calcext:value-type="date">
            <text:p>29.08.20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30" calcext:value-type="date">
            <text:p>30.08.20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8-31" calcext:value-type="date">
            <text:p>31.08.20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1" calcext:value-type="date">
            <text:p>1.09.20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2" calcext:value-type="date">
            <text:p>2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3" calcext:value-type="date">
            <text:p>3.09.20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4" calcext:value-type="date">
            <text:p>4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5" calcext:value-type="date">
            <text:p>5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6" calcext:value-type="date">
            <text:p>6.09.20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7" calcext:value-type="date">
            <text:p>7.09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8" calcext:value-type="date">
            <text:p>8.09.20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09" calcext:value-type="date">
            <text:p>9.09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0" calcext:value-type="date">
            <text:p>10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1" calcext:value-type="date">
            <text:p>11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2" calcext:value-type="date">
            <text:p>12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3" calcext:value-type="date">
            <text:p>13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4" calcext:value-type="date">
            <text:p>14.09.20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5" calcext:value-type="date">
            <text:p>15.09.20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6" calcext:value-type="date">
            <text:p>16.09.20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7" calcext:value-type="date">
            <text:p>17.09.2015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8" calcext:value-type="date">
            <text:p>18.09.2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19" calcext:value-type="date">
            <text:p>19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0" calcext:value-type="date">
            <text:p>20.09.20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1" calcext:value-type="date">
            <text:p>21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2" calcext:value-type="date">
            <text:p>22.09.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3" calcext:value-type="date">
            <text:p>23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4" calcext:value-type="date">
            <text:p>24.09.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5" calcext:value-type="date">
            <text:p>25.09.20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6" calcext:value-type="date">
            <text:p>26.09.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7" calcext:value-type="date">
            <text:p>27.09.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8" calcext:value-type="date">
            <text:p>28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29" calcext:value-type="date">
            <text:p>29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5-09-30" calcext:value-type="date">
            <text:p>30.09.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8:05:48.419885031</meta:creation-date>
    <dc:date>2022-10-03T08:45:30.693310637</dc:date>
    <meta:editing-duration>PT8M52S</meta:editing-duration>
    <meta:editing-cycles>1</meta:editing-cycles>
    <meta:document-statistic meta:table-count="1" meta:cell-count="563" meta:object-count="0"/>
    <meta:generator>LibreOffice/7.0.6.2$Linux_X86_64 LibreOffice_project/00$Build-2</meta:generator>
  </office:meta>
</office:document-meta>
</file>